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gineUtils.addEventListener( Object bean , String eventSetName , String filter , BSFEngine engine , BSFManager manager , String source , int lineNo , int columnNo , Object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gineUtils.loadClass( BSFManager mgr ,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ngineUtils.callBeanMethod( Object bean , String methodName , Object [ ] arg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EngineUtils.getTypeSignatureString( Class c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ngineUtils.addEventListenerReturningEventInfos( Object bean , String eventSetName , String filter , BSFEngine engine , BSFManager manager , String source , int lineNo , int columnNo , Object script , Object dataFromScriptingEng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gineUtils.createBean( String className , Object args [ ]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